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size="12.0pt" fo:font-size-asian="12.0pt" fo:font-size-complex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5">Corrections des pull request envoyés (Charles,)</text:p>
        </text:list-item>
        <text:list-item>
          <text:p text:style-name="P5">Création de la classe Box pour la représentation des boites pour notre jeu, fix de différents problèmes sur la classe Player (Kévin)</text:p>
        </text:list-item>
        <text:list-item>
          <text:p text:style-name="P5">Ajout génération aléatoire des boxs dans la classe Levels à chaque instance de Levels (Kévin)</text:p>
        </text:list-item>
        <text:list-item>
          <text:p text:style-name="P5">Recherche sprite pour l’herbe dans notre jeu + Création de la classe Grass (Kévin)</text:p>
        </text:list-item>
      </text:list>
      <text:p text:style-name="P4">11/01/2016</text:p>
      <text:p text:style-name="P5"><text:tab/>•<text:tab/>Creation d’une classe Bomb et de ses tests (Charles)</text:p>
      <text:p text:style-name="P5"><text:tab/>• <text:s text:c="5"/>Ajout et correction de fonctions dans les classes Player, Levels, Grass et Box ainsi que leurs tests (Charles)</text:p>
      <text:p text:style-name="P2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en cours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en cours)</text:p>
        </text:list-item>
      </text:list>
      <text:p text:style-name="P2"/>
      <text:p text:style-name="P2">08/01/2016</text:p>
      <text:list text:style-name="L1">
        <text:list-item>
          <text:p text:style-name="P3"><text:span text:style-name="T2"/><text:a xlink:type="simple" xlink:href="https://github.com/DamienCassou/lille-game-framework/pull/83"><text:span text:style-name="T2">#83</text:span></text:a><text:s/>fix bug of MoveStrategyKeyboard8Dir (en cours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